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dfb3" officeooo:paragraph-rsid="000cdfb3"/>
    </style:style>
    <style:style style:name="P2" style:family="paragraph" style:parent-style-name="Standard">
      <style:text-properties style:font-name="Arial" officeooo:rsid="000cdfb3" officeooo:paragraph-rsid="000f3e07"/>
    </style:style>
    <style:style style:name="P3" style:family="paragraph" style:parent-style-name="Standard">
      <style:text-properties style:font-name="Arial" officeooo:rsid="000f3e07" officeooo:paragraph-rsid="000f3e07"/>
    </style:style>
    <style:style style:name="T1" style:family="text">
      <style:text-properties officeooo:rsid="000f3e07"/>
    </style:style>
    <style:style style:name="T2" style:family="text">
      <style:text-properties officeooo:rsid="000cdf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s of each loop:</text:p>
      <text:p text:style-name="P1">max time for finding current_customer = (numberOfCustomers – 1)(numberOfCustomers) (it loops in order from index 0 to numberOfCustomers so the maximum length is that it has to traverse t<text:span text:style-name="T1">he</text:span> whole thing, i.e. the safe path for n customers is n, n-1, n-2 ..., 1, 0.)</text:p>
      <text:p text:style-name="P1"/>
      <text:p text:style-name="P1">Updating the work array when it is a successful loop</text:p>
      <text:p text:style-name="P1"><text:s/>= (numberOfCustomers)(numberOfResources)</text:p>
      <text:p text:style-name="P1"/>
      <text:p text:style-name="P1">once the safe path is complete (finish array is all true) loop numberOfCustomers times to check through.</text:p>
      <text:p text:style-name="P1"/>
      <text:p text:style-name="P1"/>
      <text:p text:style-name="P1">Therefore time complexity is</text:p>
      <text:p text:style-name="P1"><text:s/></text:p>
      <text:p text:style-name="P1">O((numberOfCustomers – 1)(numberOfCustomers) </text:p>
      <text:p text:style-name="P2">+ (numberOfCustomers)(numberOfResources)</text:p>
      <text:p text:style-name="P2"><text:span text:style-name="T1">+ numberOfCustomers</text:span>)</text:p>
      <text:p text:style-name="P2"/>
      <text:p text:style-name="P3">= <text:span text:style-name="T2">O((numberOfCustomers – 1)(numberOfCustomers) </text:span></text:p>
      <text:p text:style-name="P2">+ (numberOfCustomers)(numberOfResources)<text:span text:style-name="T1">)</text:span></text:p>
      <text:p text:style-name="P1"/>
      <text:p text:style-name="P1">therefore it depends on the number of customers vs resour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M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M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4:17:56.074000000</meta:creation-date>
    <dc:date>2021-03-04T04:31:27.415000000</dc:date>
    <meta:editing-duration>PT45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3" meta:word-count="102" meta:character-count="765" meta:non-whitespace-character-count="668"/>
  </office:meta>
</office:document-meta>
</file>